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weight="normal" style:font-weight-asian="normal" style:font-weight-complex="normal"/>
    </style:style>
    <style:style style:name="P2" style:family="paragraph" style:parent-style-name="Text_20_body">
      <style:text-properties officeooo:rsid="001581e7" officeooo:paragraph-rsid="001581e7"/>
    </style:style>
    <style:style style:name="P3" style:family="paragraph" style:parent-style-name="Text_20_body">
      <style:text-properties officeooo:rsid="001709bc" officeooo:paragraph-rsid="001709bc"/>
    </style:style>
    <style:style style:name="P4" style:family="paragraph" style:parent-style-name="Text_20_body">
      <style:text-properties fo:font-weight="bold" officeooo:rsid="001709bc" officeooo:paragraph-rsid="001709bc" style:font-weight-asian="bold" style:font-weight-complex="bold"/>
    </style:style>
    <style:style style:name="P5" style:family="paragraph" style:parent-style-name="Text_20_body">
      <style:text-properties fo:font-weight="bold" officeooo:rsid="0018d16f" officeooo:paragraph-rsid="0018d16f" style:font-weight-asian="bold" style:font-weight-complex="bold"/>
    </style:style>
    <style:style style:name="P6" style:family="paragraph" style:parent-style-name="Text_20_body">
      <style:text-properties officeooo:rsid="0018d16f" officeooo:paragraph-rsid="0018d16f"/>
    </style:style>
    <style:style style:name="T1" style:family="text">
      <style:text-properties style:font-name="sans-serif" fo:font-size="10.5pt"/>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ACTICA 5 : PAGINAS WEB</text:h>
      <text:h text:style-name="P1" text:outline-level="3">Alumnos: Georgy Burdzhanadze Fedotov y Rafael Teniente Barrada.</text:h>
      <text:p text:style-name="P2"><text:span text:style-name="T1"/></text:p>
      <text:p text:style-name="Text_20_body"><text:span text:style-name="T2">2.6.En la zona donde se ubica el texto de la historia debes incluir una pequeña animación.</text:span></text:p>
      <text:p text:style-name="P3">Creamos 2 animaciones dentro de nuestra página web:</text:p>
      <text:p text:style-name="P3">1. En la clase .titulo con un efecto de parpadeo.</text:p>
      <text:p text:style-name="P3">2. En las clases .informacion y .descripcion solo al cargar la web.</text:p>
      <text:p text:style-name="P3"/>
      <text:p text:style-name="P3"/>
      <text:p text:style-name="P3"><text:s/><text:span text:style-name="T2">2.8.El diseño para dispositivo medio debe incluir como mínimo:</text:span></text:p>
      <text:p text:style-name="P4"><text:s/>a) La <text:s text:c="2"/>parte <text:s text:c="2"/>de <text:s text:c="2"/>la <text:s text:c="2"/>imagen <text:s text:c="2"/>debe <text:s text:c="2"/>desaparecer <text:s text:c="2"/>y <text:s text:c="2"/>hacerse <text:s text:c="2"/>visible <text:s text:c="2"/>al <text:s text:c="2"/>pasar <text:s text:c="2"/>por <text:s text:c="2"/>una <text:s text:c="2"/>zona determinada con el ratón.</text:p>
      <text:p text:style-name="P3">La imágen principal es estática y es visible en todo el momento. Incluimos una imagen oculta por defecto que aparece cuando pasamos el ratón por encima de la imagen principal (en pantallas inferiores a aspect ratio 1, es decir, cuando es más alta que ancha con idependencia de la resolución).</text:p>
      <text:p text:style-name="P3"/>
      <text:p text:style-name="P3"/>
      <text:p text:style-name="P4"><text:s/>2.10.Debes diseñar una tabla HORARIO DE PROYECCIONES, donde debes indicar las historias, día y hora en la que podemos leer/escuchar. El formato de la tabla debe ser acorde al resto de elementos de la página y utilizar algún selector para modificar el aspecto de cada celda. Debe incluir además</text:p>
      <text:p text:style-name="P3"><text:s/><text:span text:style-name="T2">a) Propiedad content antes o después del nombre de la tabla</text:span></text:p>
      <text:p text:style-name="P3"><text:s/>No hemos utilizado la propiedad content en el nombre de la tabla. Sin embargo, la hemos utilizando en tanto en el apartado de redes sociales como en copytight al pasar el cursos por encima de estos elementos.</text:p>
      <text:p text:style-name="P3"/>
      <text:p text:style-name="P5">Nota:</text:p>
      <text:p text:style-name="P6">Es posible que los iconos de abrir (=) y cerrar (X) el menu no estén visibles cuando no haya conexión a internet, ya que dependen de una librerí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0T20:38:31.058000000</meta:creation-date>
    <dc:date>2021-11-10T21:49:13.345000000</dc:date>
    <meta:editing-duration>PT50M20S</meta:editing-duration>
    <meta:editing-cycles>4</meta:editing-cycles>
    <meta:generator>LibreOffice/7.1.4.2$Windows_X86_64 LibreOffice_project/a529a4fab45b75fefc5b6226684193eb000654f6</meta:generator>
    <meta:document-statistic meta:table-count="0" meta:image-count="0" meta:object-count="0" meta:page-count="1" meta:paragraph-count="14" meta:word-count="264" meta:character-count="1549" meta:non-whitespace-character-count="1266"/>
  </office:meta>
</office:document-meta>
</file>